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25.36mm"/>
    </style:style>
    <style:style style:name="co29" style:family="table-column">
      <style:table-column-properties fo:break-before="auto" style:column-width="17.23mm"/>
    </style:style>
    <style:style style:name="co30" style:family="table-column">
      <style:table-column-properties fo:break-before="auto" style:column-width="30.59mm"/>
    </style:style>
    <style:style style:name="co31" style:family="table-column">
      <style:table-column-properties fo:break-before="auto" style:column-width="73.75mm"/>
    </style:style>
    <style:style style:name="co32" style:family="table-column">
      <style:table-column-properties fo:break-before="auto" style:column-width="191.75mm"/>
    </style:style>
    <style:style style:name="co33" style:family="table-column">
      <style:table-column-properties fo:break-before="auto" style:column-width="161.57mm"/>
    </style:style>
    <style:style style:name="co34" style:family="table-column">
      <style:table-column-properties fo:break-before="auto" style:column-width="51.54mm"/>
    </style:style>
    <style:style style:name="co35" style:family="table-column">
      <style:table-column-properties fo:break-before="auto" style:column-width="124.81mm"/>
    </style:style>
    <style:style style:name="co36" style:family="table-column">
      <style:table-column-properties fo:break-before="auto" style:column-width="48.28mm"/>
    </style:style>
    <style:style style:name="co37" style:family="table-column">
      <style:table-column-properties fo:break-before="auto" style:column-width="21.73mm"/>
    </style:style>
    <style:style style:name="co38" style:family="table-column">
      <style:table-column-properties fo:break-before="auto" style:column-width="110.28mm"/>
    </style:style>
    <style:style style:name="co39" style:family="table-column">
      <style:table-column-properties fo:break-before="auto" style:column-width="136.1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04.1mm"/>
    </style:style>
    <style:style style:name="co48" style:family="table-column">
      <style:table-column-properties fo:break-before="auto" style:column-width="121.73mm"/>
    </style:style>
    <style:style style:name="co49" style:family="table-column">
      <style:table-column-properties fo:break-before="auto" style:column-width="167.02mm"/>
    </style:style>
    <style:style style:name="co50" style:family="table-column">
      <style:table-column-properties fo:break-before="auto" style:column-width="86.04mm"/>
    </style:style>
    <style:style style:name="co51" style:family="table-column">
      <style:table-column-properties fo:break-before="auto" style:column-width="28.13mm"/>
    </style:style>
    <style:style style:name="co52" style:family="table-column">
      <style:table-column-properties fo:break-before="auto" style:column-width="96.48mm"/>
    </style:style>
    <style:style style:name="co53" style:family="table-column">
      <style:table-column-properties fo:break-before="auto" style:column-width="32.76mm"/>
    </style:style>
    <style:style style:name="co54" style:family="table-column">
      <style:table-column-properties fo:break-before="auto" style:column-width="25.14mm"/>
    </style:style>
    <style:style style:name="co55" style:family="table-column">
      <style:table-column-properties fo:break-before="auto" style:column-width="28.95mm"/>
    </style:style>
    <style:style style:name="co56" style:family="table-column">
      <style:table-column-properties fo:break-before="auto" style:column-width="30.85mm"/>
    </style:style>
    <style:style style:name="co57" style:family="table-column">
      <style:table-column-properties fo:break-before="auto" style:column-width="27.04mm"/>
    </style:style>
    <style:style style:name="co58" style:family="table-column">
      <style:table-column-properties fo:break-before="auto" style:column-width="46.37mm"/>
    </style:style>
    <style:style style:name="co59" style:family="table-column">
      <style:table-column-properties fo:break-before="auto" style:column-width="191.52mm"/>
    </style:style>
    <style:style style:name="co60" style:family="table-column">
      <style:table-column-properties fo:break-before="auto" style:column-width="26.23mm"/>
    </style:style>
    <style:style style:name="co61" style:family="table-column">
      <style:table-column-properties fo:break-before="auto" style:column-width="92.04mm"/>
    </style:style>
    <style:style style:name="co62" style:family="table-column">
      <style:table-column-properties fo:break-before="auto" style:column-width="71.07mm"/>
    </style:style>
    <style:style style:name="co63" style:family="table-column">
      <style:table-column-properties fo:break-before="auto" style:column-width="111.92mm"/>
    </style:style>
    <style:style style:name="co64" style:family="table-column">
      <style:table-column-properties fo:break-before="auto" style:column-width="129.43mm"/>
    </style:style>
    <style:style style:name="co65" style:family="table-column">
      <style:table-column-properties fo:break-before="auto" style:column-width="31.13mm"/>
    </style:style>
    <style:style style:name="co66" style:family="table-column">
      <style:table-column-properties fo:break-before="auto" style:column-width="69.25mm"/>
    </style:style>
    <style:style style:name="co67" style:family="table-column">
      <style:table-column-properties fo:break-before="auto" style:column-width="141.96mm"/>
    </style:style>
    <style:style style:name="co70" style:family="table-column">
      <style:table-column-properties fo:break-before="auto" style:column-width="147.9mm"/>
    </style:style>
    <style:style style:name="co73" style:family="table-column">
      <style:table-column-properties fo:break-before="auto" style:column-width="39.02mm"/>
    </style:style>
    <style:style style:name="co74" style:family="table-column">
      <style:table-column-properties fo:break-before="auto" style:column-width="98.65mm"/>
    </style:style>
    <style:style style:name="co75" style:family="table-column">
      <style:table-column-properties fo:break-before="auto" style:column-width="95.71mm"/>
    </style:style>
    <style:style style:name="co79" style:family="table-column">
      <style:table-column-properties fo:break-before="auto" style:column-width="17.64mm"/>
    </style:style>
    <style:style style:name="co80" style:family="table-column">
      <style:table-column-properties fo:break-before="auto" style:column-width="146.54mm"/>
    </style:style>
    <style:style style:name="co78" style:family="table-column">
      <style:table-column-properties fo:break-before="auto" style:column-width="36.94mm"/>
    </style:style>
    <style:style style:name="co81" style:family="table-column">
      <style:table-column-properties fo:break-before="auto" style:column-width="37.39mm"/>
    </style:style>
    <style:style style:name="co82" style:family="table-column">
      <style:table-column-properties fo:break-before="auto" style:column-width="95.25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218.93mm" fo:break-before="auto" style:use-optimal-row-height="false"/>
    </style:style>
    <style:style style:name="ro14" style:family="table-row">
      <style:table-row-properties style:row-height="12.36mm" fo:break-before="auto" style:use-optimal-row-height="tru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16.39mm" fo:break-before="auto" style:use-optimal-row-height="true"/>
    </style:style>
    <style:style style:name="ro19"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6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5"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71"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border="0.74pt solid #000000" style:vertical-align="top"/>
      <style:paragraph-properties fo:text-align="center" fo:margin-left="0mm"/>
    </style:style>
    <style:style style:name="ce74" style:family="table-cell" style:parent-style-name="Default">
      <style:table-cell-properties style:vertical-align="top"/>
    </style:style>
    <style:style style:name="ce75"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fo:wrap-option="wrap" fo:border="0.74pt solid #000000" style:vertical-align="top"/>
    </style:style>
    <style:style style:name="ce78"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9"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8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82"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fo:border="0.06pt solid #000000" style:vertical-align="top"/>
      <style:paragraph-properties fo:text-align="center" fo:margin-left="0mm"/>
    </style:style>
    <style:style style:name="ce90" style:family="table-cell" style:parent-style-name="Default">
      <style:table-cell-properties style:text-align-source="fix" style:repeat-content="false"/>
      <style:paragraph-properties fo:text-align="center" fo:margin-left="0mm"/>
    </style:style>
    <style:style style:name="ce92" style:family="table-cell" style:parent-style-name="Default">
      <style:table-cell-properties fo:background-color="#83caff" fo:border="0.06pt solid #000000"/>
      <style:text-properties fo:font-weight="bold" style:font-weight-asian="bold" style:font-weight-complex="bold"/>
    </style:style>
    <style:style style:name="ce114"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1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19" style:family="table-cell" style:parent-style-name="Default">
      <style:table-cell-properties style:text-align-source="fix" style:repeat-content="false" fo:border="0.06pt solid #000000" style:vertical-align="middle"/>
      <style:paragraph-properties fo:text-align="start" fo:margin-left="0mm"/>
    </style:style>
    <style:style style:name="ce12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6"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3"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5"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40" style:family="table-cell" style:parent-style-name="Default">
      <style:table-cell-properties fo:border="0.06pt solid #000000" style:vertical-align="top"/>
    </style:style>
    <style:style style:name="ce141" style:family="table-cell" style:parent-style-name="Default">
      <style:table-cell-properties style:text-align-source="fix" style:repeat-content="false" fo:border="0.06pt solid #000000" style:vertical-align="top"/>
      <style:paragraph-properties fo:text-align="start" fo:margin-left="0mm"/>
    </style:style>
    <style:style style:name="ce147"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8" style:family="table-cell" style:parent-style-name="Default">
      <style:table-cell-properties fo:border="0.74pt solid #000000"/>
    </style:style>
    <style:style style:name="ce150" style:family="table-cell" style:parent-style-name="Default">
      <style:table-cell-properties style:text-align-source="fix" style:repeat-content="false" fo:border="0.74pt solid #000000"/>
      <style:paragraph-properties fo:text-align="center" fo:margin-left="0mm"/>
    </style:style>
    <style:style style:name="ce5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4" style:family="table-cell" style:parent-style-name="Default">
      <style:table-cell-properties fo:border-bottom="none" fo:wrap-option="wrap" fo:border-left="3pt solid #000000" fo:border-right="3pt solid #000000" fo:border-top="none" style:vertical-align="top"/>
    </style:style>
    <style:style style:name="ce8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6" style:family="table-cell" style:parent-style-name="Default">
      <style:table-cell-properties fo:border-bottom="none" fo:background-color="#ffd320" fo:wrap-option="wrap" fo:border-left="3pt solid #000000" fo:border-right="3pt solid #000000" fo:border-top="none" style:vertical-align="top"/>
    </style:style>
    <style:style style:name="ce8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1"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3"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4" style:family="table-cell" style:parent-style-name="Default">
      <style:table-cell-properties fo:border-bottom="none" fo:background-color="#aecf00" fo:wrap-option="wrap" fo:border-left="3pt solid #000000" fo:border-right="3pt solid #000000" fo:border-top="none" style:vertical-align="top"/>
    </style:style>
    <style:style style:name="ce95"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6" style:family="table-cell" style:parent-style-name="Default">
      <style:table-cell-properties fo:wrap-option="wrap" style:vertical-align="top"/>
    </style:style>
    <style:style style:name="ce97"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8"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9"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100"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01" style:family="table-cell" style:parent-style-name="Default">
      <style:table-cell-properties style:text-align-source="fix" style:repeat-content="false" fo:wrap-option="no-wrap" style:vertical-align="top"/>
      <style:paragraph-properties fo:text-align="center" fo:margin-left="0mm"/>
    </style:style>
    <style:style style:name="ce102"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3" style:family="table-cell" style:parent-style-name="Default">
      <style:table-cell-properties fo:wrap-option="wrap" fo:border="0.06pt solid #000000" style:vertical-align="top"/>
    </style:style>
    <style:style style:name="ce104" style:family="table-cell" style:parent-style-name="Default">
      <style:table-cell-properties fo:border="0.06pt solid #000000"/>
    </style:style>
    <style:style style:name="ce105"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6"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7" style:family="table-cell" style:parent-style-name="Default">
      <style:table-cell-properties style:text-align-source="fix" style:repeat-content="false" fo:border="0.74pt solid #000000" style:vertical-align="top"/>
      <style:paragraph-properties fo:text-align="center" fo:margin-left="0mm"/>
    </style:style>
    <style:style style:name="ce108" style:family="table-cell" style:parent-style-name="Default">
      <style:table-cell-properties style:vertical-align="top"/>
    </style:style>
    <style:style style:name="ce109"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10"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1" style:family="table-cell" style:parent-style-name="Default">
      <style:table-cell-properties fo:wrap-option="wrap" fo:border="0.74pt solid #000000" style:vertical-align="top"/>
    </style:style>
    <style:style style:name="ce11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7"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mm"/>
    </style:style>
    <style:style style:name="ce123" style:family="table-cell" style:parent-style-name="Default">
      <style:table-cell-properties style:text-align-source="fix" style:repeat-content="false"/>
      <style:paragraph-properties fo:text-align="center" fo:margin-left="0mm"/>
    </style:style>
    <style:style style:name="ce124" style:family="table-cell" style:parent-style-name="Default">
      <style:table-cell-properties fo:background-color="#83caff" fo:border="0.06pt solid #000000"/>
      <style:text-properties fo:font-weight="bold" style:font-weight-asian="bold" style:font-weight-complex="bold"/>
    </style:style>
    <style:style style:name="ce125" style:family="table-cell" style:parent-style-name="Default">
      <style:table-cell-properties style:text-align-source="fix" style:repeat-content="false" fo:border="0.06pt solid #000000"/>
      <style:paragraph-properties fo:text-align="center" fo:margin-left="0mm"/>
    </style:style>
    <style:style style:name="ce127"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2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29" style:family="table-cell" style:parent-style-name="Default">
      <style:table-cell-properties style:text-align-source="fix" style:repeat-content="false" fo:border="0.06pt solid #000000" style:vertical-align="middle"/>
      <style:paragraph-properties fo:text-align="start" fo:margin-left="0mm"/>
    </style:style>
    <style:style style:name="ce13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8" style:family="table-cell" style:parent-style-name="Default">
      <style:table-cell-properties fo:border="0.06pt solid #000000" style:vertical-align="top"/>
    </style:style>
    <style:style style:name="ce139" style:family="table-cell" style:parent-style-name="Default">
      <style:table-cell-properties style:text-align-source="fix" style:repeat-content="false" fo:border="0.06pt solid #000000" style:vertical-align="top"/>
      <style:paragraph-properties fo:text-align="start" fo:margin-left="0mm"/>
    </style:style>
    <style:style style:name="ce142"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3" style:family="table-cell" style:parent-style-name="Default">
      <style:table-cell-properties fo:border="0.74pt solid #000000"/>
    </style:style>
    <style:style style:name="ce149" style:family="table-cell" style:parent-style-name="Default">
      <style:table-cell-properties style:text-align-source="value-type" style:repeat-content="false" fo:border="0.74pt solid #000000" style:vertical-align="top"/>
    </style:style>
    <style:style style:name="ce145" style:family="table-cell" style:parent-style-name="Default">
      <style:table-cell-properties style:text-align-source="fix" style:repeat-content="false" fo:border="0.74pt solid #000000"/>
      <style:paragraph-properties fo:text-align="center" fo:margin-left="0mm"/>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97" style:family="text">
      <style:text-properties style:font-name="Liberation Sans" style:letter-kerning="true" style:font-name-asian="Noto Sans CJK SC Regular" style:font-size-asian="12pt" style:language-asian="none" style:country-asian="none" style:font-name-complex="FreeSans"/>
    </style:style>
    <style:style style:name="T9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9"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10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2"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10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4" style:family="text">
      <style:text-properties style:font-name="Liberation Sans" style:letter-kerning="true" style:font-name-asian="Noto Sans CJK SC Regular" style:language-asian="none" style:country-asian="none" style:font-name-complex="FreeSans"/>
    </style:style>
    <style:style style:name="T105"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06" style:family="text">
      <style:text-properties style:font-name="Liberation Sans" style:letter-kerning="true" style:font-name-asian="Noto Sans CJK SC Regular" style:language-asian="none" style:country-asian="none" style:font-name-complex="FreeSans"/>
    </style:style>
    <style:style style:name="T107"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08"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0"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5"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134"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135" style:family="text">
      <style:text-properties style:text-underline-style="none"/>
    </style:style>
    <style:style style:name="T136" style:family="text">
      <style:text-properties fo:font-size="10pt" style:text-underline-style="none" style:font-name-asian="Monospace" style:font-size-asian="10pt" style:font-name-complex="Monospace" style:font-size-complex="10pt"/>
    </style:style>
    <style:style style:name="T137"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138"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0"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2" style:family="text">
      <style:text-properties style:font-name="FreeSans" style:letter-kerning="true" style:font-name-asian="FreeSans" style:language-asian="none" style:country-asian="none"/>
    </style:style>
    <style:style style:name="T51" style:family="text">
      <style:text-properties style:font-name="Liberation Sans" style:letter-kerning="true" style:language-asian="none" style:country-asian="none" style:font-name-asian="Noto Sans CJK SC Regular" style:font-name-complex="FreeSans" style:font-size-asian="12pt"/>
    </style:style>
    <style:style style:name="T52"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5"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8" style:family="text">
      <style:text-properties style:font-name="Liberation Sans" style:letter-kerning="true" style:language-asian="none" style:country-asian="none" style:font-name-asian="Noto Sans CJK SC Regular" style:font-name-complex="FreeSans"/>
    </style:style>
    <style:style style:name="T59"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0" style:family="text">
      <style:text-properties style:letter-kerning="true" style:language-asian="none" style:country-asian="none" style:font-name-complex="FreeSans" style:font-name="Liberation Sans" style:font-name-asian="Noto Sans CJK SC Regular"/>
    </style:style>
    <style:style style:name="T61"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3"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4"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5"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6"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9"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6"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1"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4"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8" style:family="text">
      <style:text-properties fo:font-weight="bold" fo:font-style="italic" style:font-weight-asian="bold" style:font-weight-complex="bold" style:font-style-asian="italic" style:font-style-complex="italic"/>
    </style:style>
    <style:style style:name="T89" style:family="text">
      <style:text-properties style:text-underline-style="none" style:text-underline-color="font-color"/>
    </style:style>
    <style:style style:name="T90" style:family="text">
      <style:text-properties style:text-underline-style="none" style:text-underline-color="font-color" fo:font-size="10pt" style:font-name-asian="Monospace" style:font-name-complex="Monospace" style:font-size-asian="10pt" style:font-size-complex="10pt"/>
    </style:style>
    <style:style style:name="T91" style:family="text">
      <style:text-properties fo:font-size="10pt" style:font-name-asian="Monospace" style:font-name-complex="Monospace" style:font-size-asian="10pt" style:font-size-complex="10pt"/>
    </style:style>
    <style:style style:name="T92"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5"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6"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6"/>
        <table:table-row table:style-name="ro1">
          <table:table-cell/>
          <table:table-cell table:style-name="ce50"/>
        </table:table-row>
        <table:table-row table:style-name="ro1">
          <table:table-cell/>
          <table:table-cell table:style-name="ce81" office:value-type="string" calcext:value-type="string">
            <text:p>3WORLDS CENTRAL CONFIGURATION SPECIFICATION</text:p>
          </table:table-cell>
        </table:table-row>
        <table:table-row table:style-name="ro2">
          <table:table-cell/>
          <table:table-cell table:style-name="ce83" office:value-type="string" calcext:value-type="string">
            <text:p>J. Gignoux, June 2018</text:p>
          </table:table-cell>
        </table:table-row>
        <table:table-row table:style-name="ro2">
          <table:table-cell/>
          <table:table-cell table:style-name="ce83"/>
        </table:table-row>
        <table:table-row table:style-name="ro3">
          <table:table-cell/>
          <table:table-cell table:style-name="ce84" office:value-type="string" calcext:value-type="string">
            <text:p><text:span text:style-name="T51">This file is used to generate</text:span></text:p>
            <text:p><text:span text:style-name="T52">* </text:span><text:span text:style-name="T53">parts of the 3Worlds archetype:</text:span></text:p>
            <text:p><text:span text:style-name="T51">- lists of properties for nodes of the configuration tree</text:span></text:p>
            <text:p><text:span text:style-name="T52">* </text:span><text:span text:style-name="T53">parts of the 3Worlds documentation:</text:span></text:p>
            <text:p><text:span text:style-name="T51">- descriptions of the meaning and use of these properties</text:span></text:p>
            <text:p><text:span text:style-name="T51">- descriptions of the valid values for these properties when these values are from a limited set (java enums)</text:span></text:p>
            <text:p><text:span text:style-name="T52">*</text:span><text:span text:style-name="T53"> parts of the 3Worlds java code:</text:span><text:span text:style-name="T54">- enum classes matching valid property sets of values</text:span></text:p>
            <text:p><text:span text:style-name="T51">- enum table classe matching the previous when the property can contain a list of values of identical type</text:span></text:p>
            <text:p><text:span text:style-name="T55">It is meant to be a </text:span><text:span text:style-name="T56">single central source</text:span><text:span text:style-name="T57">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8">It is assumed in the following that all nodes have an implicit </text:span><text:span text:style-name="T59">name</text:span><text:span text:style-name="T60"> property, which is henceforth not required in this file.</text:span></text:p>
          </table:table-cell>
        </table:table-row>
        <table:table-row table:style-name="ro2">
          <table:table-cell/>
          <table:table-cell table:style-name="ce84"/>
        </table:table-row>
        <table:table-row table:style-name="ro4">
          <table:table-cell/>
          <table:table-cell table:style-name="ce85" office:value-type="string" calcext:value-type="string">
            <text:p>How to define a list of valid properties for a node in the 3Worlds configuration tree</text:p>
          </table:table-cell>
        </table:table-row>
        <table:table-row table:style-name="ro5">
          <table:table-cell/>
          <table:table-cell table:style-name="ce86" office:value-type="string" calcext:value-type="string">
            <text:p><text:span text:style-name="T61">1. Create a new sheet with the node label as the sheet name</text:span></text:p>
            <text:p><text:span text:style-name="T61">2. In that sheet, create a table with 5 columns with the following headings on the first line (in this order):</text:span></text:p>
            <text:p><text:span text:style-name="T62">- </text:span><text:span text:style-name="T63">property</text:span></text:p>
            <text:p><text:span text:style-name="T62">- </text:span><text:span text:style-name="T63">base.type</text:span></text:p>
            <text:p><text:span text:style-name="T62">- </text:span><text:span text:style-name="T63">list</text:span></text:p>
            <text:p><text:span text:style-name="T62">- </text:span><text:span text:style-name="T63">optional</text:span></text:p>
            <text:p><text:span text:style-name="T62">- </text:span><text:span text:style-name="T63">description</text:span></text:p>
            <text:p><text:span text:style-name="T64">- extra.code</text:span></text:p>
            <text:p><text:span text:style-name="T64">- extra.imports</text:span></text:p>
            <text:p><text:span text:style-name="T62">This line is for humans only, it will be ignored by the processing. The processing will get the values by position, which is why the order of the </text:span><text:span text:style-name="T65">columns is important.</text:span></text:p>
            <text:p><text:span text:style-name="T66">3. In the second line of the table, put </text:span><text:span text:style-name="T67">String</text:span><text:span text:style-name="T68"> in every cell. This tells the processing code the type of the data to read in the column.</text:span></text:p>
            <text:p><text:span text:style-name="T62">4. All other lines contain the data describing the node properties. In what follows, everything is to be understood as starting at row 2, downwards </text:span><text:span text:style-name="T65">(in the table). IMPORTANT : the first value (on row 3) will be set as the default value for this property (hard-coded in the enum class as a static defaultValue() method).</text:span></text:p>
            <text:p><text:span text:style-name="T66">5. The first column (</text:span><text:span text:style-name="T67">property</text:span><text:span text:style-name="T68">) is the property name as it will appear in the archetype, documentation, and ModelMaker menus.</text:span></text:p>
            <text:p><text:span text:style-name="T66">6. The second column (</text:span><text:span text:style-name="T67">base.type</text:span><text:span text:style-name="T68">)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9">7. The third column (</text:span><text:span text:style-name="T70">list</text:span><text:span text:style-name="T71">) tells the processing java code if the property as visible from the user in ModelMaker accepts a </text:span><text:span text:style-name="T72">single</text:span><text:span text:style-name="T73"> value of the given base type, or a </text:span><text:span text:style-name="T74">list</text:span><text:span text:style-name="T75"> of values. In the former case, enter </text:span><text:span text:style-name="T72">no</text:span><text:span text:style-name="T75">, in the latter, put </text:span><text:span text:style-name="T72">yes</text:span><text:span text:style-name="T75">. The processing code will generate the appropriate class name for the archetype (and the appropriate Table-descendant class if the base.type is a new enum).</text:span></text:p>
            <text:p><text:span text:style-name="T76">8. The fourth column (</text:span><text:span text:style-name="T77">optional</text:span><text:span text:style-name="T78">) actually gives the multiplicity of the property. If the property is optional (enter </text:span><text:span text:style-name="T79">yes</text:span><text:span text:style-name="T80">), the multiplicity generated in the archetype will be 0..1, otherwise (value </text:span><text:span text:style-name="T79">no</text:span><text:span text:style-name="T78">), it will be 1..1.</text:span></text:p>
            <text:p><text:span text:style-name="T66">9. The fifth column (</text:span><text:span text:style-name="T67">description</text:span><text:span text:style-name="T68">)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1">10. The sixth column (</text:span><text:span text:style-name="T82">extra.code</text:span><text:span text:style-name="T83">)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4">11. The seventh column (</text:span><text:span text:style-name="T85">extra.imports</text:span><text:span text:style-name="T86">) contains any java code that will be inserted as is in the generated enum classes, just after the automatically generated imports and before the </text:span><text:span text:style-name="T87">enum</text:span><text:span text:style-name="T86"> statement line.</text:span></text:p>
          </table:table-cell>
        </table:table-row>
        <table:table-row table:style-name="ro2">
          <table:table-cell/>
          <table:table-cell table:style-name="ce84"/>
        </table:table-row>
        <table:table-row table:style-name="ro4">
          <table:table-cell/>
          <table:table-cell table:style-name="ce87" office:value-type="string" calcext:value-type="string">
            <text:p>How to define a set of valid values for a new enum property</text:p>
          </table:table-cell>
        </table:table-row>
        <table:table-row table:style-name="ro6">
          <table:table-cell/>
          <table:table-cell table:style-name="ce91"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84"/>
        </table:table-row>
        <table:table-row table:style-name="ro4">
          <table:table-cell/>
          <table:table-cell table:style-name="ce93" office:value-type="string" calcext:value-type="string">
            <text:p>How to generate the artifacts (archetype snippet, documentation, java code) when this file has been modified</text:p>
          </table:table-cell>
        </table:table-row>
        <table:table-row table:style-name="ro7">
          <table:table-cell/>
          <table:table-cell table:style-name="ce94" office:value-type="string" calcext:value-type="string">
            <text:p>The artifacts will be generated by running the main method of class <text:span text:style-name="T88">CentralResourceGenerator.java</text:span> in package <text:span text:style-name="T88">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8">3WA-snippet-&lt;node-label&gt;.dsl</text:span>.</text:p>
            <text:p>2. One documentation file set per node sheet in package <text:span text:style-name="T88">fr.ens.biologie.threeWorlds.doc</text:span>. Each set contains one main Asciidoctor file named <text:span text:style-name="T88">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8">fr.ens.biologie.threeWorlds.resources.core.constants</text:span>. Each file is named <text:span text:style-name="T88">&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8"> fr.ens.biologie.threeWorlds.resources.core.constants</text:span>. Each file is named<text:span text:style-name="T88"> &lt;property-type&gt;Table.java</text:span>. The class is a descendant of <text:span text:style-name="T88">au.edu.anu.rscs.aot.collections.tables.ObjectTable&lt;T&gt; </text:span>and should be used in <text:span text:style-name="T39">ModelMaker</text:span> to input/store values for this property type.</text:p>
          </table:table-cell>
        </table:table-row>
        <table:table-row table:style-name="ro2">
          <table:table-cell/>
          <table:table-cell table:style-name="ce84"/>
        </table:table-row>
        <table:table-row table:style-name="ro2">
          <table:table-cell/>
          <table:table-cell table:style-name="ce95"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101"/>
        <table:table-column table:style-name="co5" table:default-cell-style-name="ce101"/>
        <table:table-column table:style-name="co6" table:default-cell-style-name="ce101"/>
        <table:table-column table:style-name="co7" table:default-cell-style-name="ce101"/>
        <table:table-column table:style-name="co8" table:default-cell-style-name="Default"/>
        <table:table-column table:style-name="co9" table:default-cell-style-name="Default"/>
        <table:table-column table:style-name="co10" table:default-cell-style-name="Default"/>
        <table:table-row table:style-name="ro2">
          <table:table-cell table:style-name="ce97" office:value-type="string" calcext:value-type="string">
            <text:p>property</text:p>
          </table:table-cell>
          <table:table-cell table:style-name="ce97"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7" office:value-type="string" calcext:value-type="string">
            <text:p>list</text:p>
          </table:table-cell>
          <table:table-cell table:style-name="ce97" office:value-type="string" calcext:value-type="string">
            <text:p>optional</text:p>
          </table:table-cell>
          <table:table-cell table:style-name="ce102" office:value-type="string" calcext:value-type="string">
            <text:p>description</text:p>
          </table:table-cell>
          <table:table-cell table:style-name="ce102" office:value-type="string" calcext:value-type="string">
            <text:p>extra.code</text:p>
          </table:table-cell>
          <table:table-cell table:style-name="ce102"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2">
          <table:table-cell table:style-name="ce99" office:value-type="string" calcext:value-type="string">
            <text:p>track</text:p>
          </table:table-cell>
          <table:table-cell table:style-name="ce99" office:value-type="string" calcext:value-type="string">
            <text:p>au.edu.anu.rscs.aot.collections.tables.StringTable</text:p>
          </table:table-cell>
          <table:table-cell table:number-columns-repeated="2" table:style-name="ce99" office:value-type="string" calcext:value-type="string">
            <text:p>no</text:p>
          </table:table-cell>
          <table:table-cell table:style-name="ce99" office:value-type="string" calcext:value-type="string">
            <text:p>This property specifies the list of variables that should be tracked by this datatracker</text:p>
          </table:table-cell>
          <table:table-cell table:style-name="ce99" table:number-columns-repeated="2"/>
        </table:table-row>
        <table:table-row table:style-name="ro8">
          <table:table-cell table:style-name="ce100" office:value-type="string" calcext:value-type="string">
            <text:p>select</text:p>
          </table:table-cell>
          <table:table-cell table:style-name="ce100" office:value-type="string" calcext:value-type="string">
            <text:p>SamplingMode</text:p>
          </table:table-cell>
          <table:table-cell table:style-name="ce100" office:value-type="string" calcext:value-type="string">
            <text:p>no</text:p>
          </table:table-cell>
          <table:table-cell table:style-name="ce100" office:value-type="string" calcext:value-type="string">
            <text:p>yes</text:p>
          </table:table-cell>
          <table:table-cell table:style-name="ce103"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04" table:number-columns-repeated="2"/>
        </table:table-row>
        <table:table-row table:style-name="ro9">
          <table:table-cell table:style-name="ce100" office:value-type="string" calcext:value-type="string">
            <text:p>viewOthers</text:p>
          </table:table-cell>
          <table:table-cell table:style-name="ce100" office:value-type="string" calcext:value-type="string">
            <text:p>java.lang.Boolean</text:p>
          </table:table-cell>
          <table:table-cell table:style-name="ce100" office:value-type="string" calcext:value-type="string">
            <text:p>no</text:p>
          </table:table-cell>
          <table:table-cell table:style-name="ce100" office:value-type="string" calcext:value-type="string">
            <text:p>yes</text:p>
          </table:table-cell>
          <table:table-cell table:style-name="ce103"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04" table:number-columns-repeated="2"/>
        </table:table-row>
        <table:table-row table:style-name="ro2">
          <table:table-cell table:style-name="ce100" office:value-type="string" calcext:value-type="string">
            <text:p>stageList</text:p>
          </table:table-cell>
          <table:table-cell table:style-name="ce100" office:value-type="string" calcext:value-type="string">
            <text:p>java.lang.String</text:p>
          </table:table-cell>
          <table:table-cell table:number-columns-repeated="2" table:style-name="ce100" office:value-type="string" calcext:value-type="string">
            <text:p>yes</text:p>
          </table:table-cell>
          <table:table-cell table:style-name="ce103" office:value-type="string" calcext:value-type="string">
            <text:p>This property contains the list of stage names to be tracked.</text:p>
          </table:table-cell>
          <table:table-cell table:style-name="ce104" table:number-columns-repeated="2"/>
        </table:table-row>
        <table:table-row table:style-name="ro2">
          <table:table-cell table:style-name="ce100" office:value-type="string" calcext:value-type="string">
            <text:p>speciesList</text:p>
          </table:table-cell>
          <table:table-cell table:style-name="ce100" office:value-type="string" calcext:value-type="string">
            <text:p>java.lang.String</text:p>
          </table:table-cell>
          <table:table-cell table:number-columns-repeated="2" table:style-name="ce100" office:value-type="string" calcext:value-type="string">
            <text:p>yes</text:p>
          </table:table-cell>
          <table:table-cell table:style-name="ce103" office:value-type="string" calcext:value-type="string">
            <text:p>This property contains the list of species names to be tracked.</text:p>
          </table:table-cell>
          <table:table-cell table:style-name="ce104" table:number-columns-repeated="2"/>
        </table:table-row>
        <table:table-row table:style-name="ro2">
          <table:table-cell table:style-name="ce100" office:value-type="string" calcext:value-type="string">
            <text:p>individualList</text:p>
          </table:table-cell>
          <table:table-cell table:style-name="ce100" office:value-type="string" calcext:value-type="string">
            <text:p>au.edu.anu.rscs.aot.util.Uid</text:p>
          </table:table-cell>
          <table:table-cell table:number-columns-repeated="2" table:style-name="ce100" office:value-type="string" calcext:value-type="string">
            <text:p>yes</text:p>
          </table:table-cell>
          <table:table-cell table:style-name="ce103" office:value-type="string" calcext:value-type="string">
            <text:p>This property contains the list of individual system component to be tracked</text:p>
          </table:table-cell>
          <table:table-cell table:style-name="ce104" table:number-columns-repeated="2"/>
        </table:table-row>
        <table:table-row table:style-name="ro10">
          <table:table-cell table:style-name="ce100" office:value-type="string" calcext:value-type="string">
            <text:p>statistics</text:p>
          </table:table-cell>
          <table:table-cell table:style-name="ce100" office:value-type="string" calcext:value-type="string">
            <text:p>StatisticalAggregates</text:p>
          </table:table-cell>
          <table:table-cell table:number-columns-repeated="2" table:style-name="ce100" office:value-type="string" calcext:value-type="string">
            <text:p>yes</text:p>
          </table:table-cell>
          <table:table-cell table:style-name="ce103" office:value-type="string" calcext:value-type="string">
            <text:p>This property lists transformations of the raw data to compute when a group contains more than one system component</text:p>
          </table:table-cell>
          <table:table-cell table:style-name="ce104" table:number-columns-repeated="2"/>
        </table:table-row>
        <table:table-row table:style-name="ro9">
          <table:table-cell table:style-name="ce100" office:value-type="string" calcext:value-type="string">
            <text:p>tableStatistics</text:p>
          </table:table-cell>
          <table:table-cell table:style-name="ce100" office:value-type="string" calcext:value-type="string">
            <text:p>StatisticalAggregates</text:p>
          </table:table-cell>
          <table:table-cell table:number-columns-repeated="2" table:style-name="ce100" office:value-type="string" calcext:value-type="string">
            <text:p>yes</text:p>
          </table:table-cell>
          <table:table-cell table:style-name="ce103" office:value-type="string" calcext:value-type="string">
            <text:p>This property lists transformations of the raw data to compute in case of a table variable. The grouping is determined by the index specification in the track variable list.</text:p>
          </table:table-cell>
          <table:table-cell table:style-name="ce104" table:number-columns-repeated="2"/>
        </table:table-row>
        <table:table-row table:style-name="ro2" table:number-rows-repeated="12">
          <table:table-cell table:number-columns-repeated="4"/>
          <table:table-cell table:style-name="ce96"/>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108"/>
        <table:table-column table:style-name="co12" table:default-cell-style-name="ce96"/>
        <table:table-column table:style-name="co3" table:default-cell-style-name="ce96"/>
        <table:table-column table:style-name="co13" table:default-cell-style-name="Default"/>
        <table:table-column table:style-name="co3" table:default-cell-style-name="Default"/>
        <table:table-row table:style-name="ro2">
          <table:table-cell table:style-name="ce105" office:value-type="string" calcext:value-type="string">
            <text:p>value</text:p>
          </table:table-cell>
          <table:table-cell table:style-name="ce109" office:value-type="string" calcext:value-type="string">
            <text:p>description</text:p>
          </table:table-cell>
          <table:table-cell table:style-name="ce112" office:value-type="string" calcext:value-type="string">
            <text:p>dependency</text:p>
          </table:table-cell>
          <table:table-cell table:style-name="ce117" office:value-type="string" calcext:value-type="string">
            <text:p>max_channels</text:p>
          </table:table-cell>
          <table:table-cell table:style-name="ce123"/>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cell table:style-name="ce113" office:value-type="string" calcext:value-type="string">
            <text:p>String</text:p>
          </table:table-cell>
          <table:table-cell table:style-name="ce121" office:value-type="string" calcext:value-type="string">
            <text:p>String</text:p>
          </table:table-cell>
          <table:table-cell table:style-name="ce123"/>
        </table:table-row>
        <table:table-row table:style-name="ro2">
          <table:table-cell table:style-name="ce107" office:value-type="string" calcext:value-type="string">
            <text:p>NO_GROUPING</text:p>
          </table:table-cell>
          <table:table-cell table:style-name="ce111" office:value-type="string" calcext:value-type="string">
            <text:p>a single data channel will be created for every system component</text:p>
          </table:table-cell>
          <table:table-cell table:style-name="ce115"/>
          <table:table-cell table:style-name="ce122" office:value-type="string" calcext:value-type="string">
            <text:p>N</text:p>
          </table:table-cell>
          <table:table-cell table:style-name="ce123"/>
        </table:table-row>
        <table:table-row table:style-name="ro11">
          <table:table-cell table:style-name="ce107" office:value-type="string" calcext:value-type="string">
            <text:p>ALL</text:p>
          </table:table-cell>
          <table:table-cell table:style-name="ce111" office:value-type="string" calcext:value-type="string">
            <text:p>a single data tracking channel will be created for all system components in the simulation, i.e. at the whole system level</text:p>
          </table:table-cell>
          <table:table-cell table:style-name="ce115" office:value-type="string" calcext:value-type="string">
            <text:p>select</text:p>
          </table:table-cell>
          <table:table-cell table:style-name="ce122" office:value-type="float" office:value="1" calcext:value-type="float">
            <text:p>1</text:p>
          </table:table-cell>
          <table:table-cell table:style-name="ce123"/>
        </table:table-row>
        <table:table-row table:style-name="ro2">
          <table:table-cell table:style-name="ce107" office:value-type="string" calcext:value-type="string">
            <text:p>SPECIES</text:p>
          </table:table-cell>
          <table:table-cell table:style-name="ce111" office:value-type="string" calcext:value-type="string">
            <text:p>a data tracking channel per species will be created, across compatible stages</text:p>
          </table:table-cell>
          <table:table-cell table:style-name="ce115" office:value-type="string" calcext:value-type="string">
            <text:p>select</text:p>
          </table:table-cell>
          <table:table-cell table:style-name="ce122" office:value-type="string" calcext:value-type="string">
            <text:p>n~sp~</text:p>
          </table:table-cell>
          <table:table-cell table:style-name="ce123"/>
        </table:table-row>
        <table:table-row table:style-name="ro2">
          <table:table-cell table:style-name="ce107" office:value-type="string" calcext:value-type="string">
            <text:p>STAGE</text:p>
          </table:table-cell>
          <table:table-cell table:style-name="ce111" office:value-type="string" calcext:value-type="string">
            <text:p>a data tracking channel per stage will be created, across all species</text:p>
          </table:table-cell>
          <table:table-cell table:style-name="ce115" office:value-type="string" calcext:value-type="string">
            <text:p>select</text:p>
          </table:table-cell>
          <table:table-cell table:style-name="ce122" office:value-type="string" calcext:value-type="string">
            <text:p>n~st~</text:p>
          </table:table-cell>
          <table:table-cell table:style-name="ce123"/>
        </table:table-row>
        <table:table-row table:style-name="ro2">
          <table:table-cell table:style-name="ce107" office:value-type="string" calcext:value-type="string">
            <text:p>SPECIES_STAGE</text:p>
          </table:table-cell>
          <table:table-cell table:style-name="ce111" office:value-type="string" calcext:value-type="string">
            <text:p>a data tracking channel will be created per stage and species</text:p>
          </table:table-cell>
          <table:table-cell table:style-name="ce115" office:value-type="string" calcext:value-type="string">
            <text:p>select</text:p>
          </table:table-cell>
          <table:table-cell table:style-name="ce122" office:value-type="string" calcext:value-type="string">
            <text:p>n~sp~ x n~st~</text:p>
          </table:table-cell>
          <table:table-cell table:style-name="ce123"/>
        </table:table-row>
        <table:table-row table:style-name="ro2">
          <table:table-cell table:style-name="Default" table:number-columns-repeated="3"/>
          <table:table-cell/>
          <table:table-cell table:style-name="ce123"/>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15"/>
        <table:table-column table:style-name="co15" table:default-cell-style-name="ce103"/>
        <table:table-column table:style-name="co3" table:default-cell-style-name="ce122"/>
        <table:table-column table:style-name="co16" table:default-cell-style-name="ce122"/>
        <table:table-row table:style-name="ro2">
          <table:table-cell table:style-name="ce117" office:value-type="string" calcext:value-type="string">
            <text:p>value</text:p>
          </table:table-cell>
          <table:table-cell table:style-name="ce124" office:value-type="string" calcext:value-type="string">
            <text:p>description</text:p>
          </table:table-cell>
          <table:table-cell table:style-name="ce117" office:value-type="string" calcext:value-type="string">
            <text:p>dependency</text:p>
          </table:table-cell>
          <table:table-cell table:style-name="ce117" office:value-type="string" calcext:value-type="string">
            <text:p>option</text:p>
          </table:table-cell>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cell table:style-name="ce113" office:value-type="string" calcext:value-type="string">
            <text:p>String</text:p>
          </table:table-cell>
          <table:table-cell table:style-name="ce121"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25"/>
        <table:table-column table:style-name="co18" table:default-cell-style-name="ce104"/>
        <table:table-column table:style-name="co19" table:default-cell-style-name="Default"/>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cell/>
        </table:table-row>
        <table:table-row table:style-name="ro2">
          <table:table-cell table:style-name="ce115" office:value-type="string" calcext:value-type="string">
            <text:p>MEAN</text:p>
          </table:table-cell>
          <table:table-cell table:style-name="ce103"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97"/>
        <table:table-column table:style-name="co20" table:default-cell-style-name="ce97"/>
        <table:table-column table:style-name="co6" table:default-cell-style-name="ce97"/>
        <table:table-column table:style-name="co7" table:default-cell-style-name="ce97"/>
        <table:table-column table:style-name="co21" table:default-cell-style-name="ce102"/>
        <table:table-column table:style-name="co22" table:default-cell-style-name="ce102"/>
        <table:table-column table:style-name="co10" table:default-cell-style-name="ce102"/>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12">
          <table:table-cell table:style-name="ce100" office:value-type="string" calcext:value-type="string">
            <text:p>variable</text:p>
          </table:table-cell>
          <table:table-cell table:style-name="ce100" office:value-type="string" calcext:value-type="string">
            <text:p>PopulationVariables</text:p>
          </table:table-cell>
          <table:table-cell table:style-name="ce100" office:value-type="string" calcext:value-type="string">
            <text:p>yes</text:p>
          </table:table-cell>
          <table:table-cell table:style-name="ce100" office:value-type="string" calcext:value-type="string">
            <text:p>no</text:p>
          </table:table-cell>
          <table:table-cell table:style-name="ce103" office:value-type="string" calcext:value-type="string">
            <text:p>This property specifies which population variables should be tracked</text:p>
          </table:table-cell>
          <table:table-cell table:style-name="ce104" table:number-columns-repeated="2"/>
        </table:table-row>
      </table:table>
      <table:table table:name="trackPopulation.PopulationVariables" table:style-name="ta1">
        <table:table-column table:style-name="co23" table:default-cell-style-name="ce125"/>
        <table:table-column table:style-name="co24" table:default-cell-style-name="ce104"/>
        <table:table-column table:style-name="co25" table:default-cell-style-name="ce104"/>
        <table:table-column table:style-name="co26" table:default-cell-style-name="ce125"/>
        <table:table-column table:style-name="co27" table:default-cell-style-name="ce125"/>
        <table:table-column table:style-name="co9" table:default-cell-style-name="ce125"/>
        <table:table-column table:style-name="co6" table:default-cell-style-name="ce125"/>
        <table:table-column table:style-name="co28"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longName</text:p>
          </table:table-cell>
          <table:table-cell table:style-name="ce117" office:value-type="string" calcext:value-type="string">
            <text:p>shortName</text:p>
          </table:table-cell>
          <table:table-cell table:style-name="ce117" office:value-type="string" calcext:value-type="string">
            <text:p>range</text:p>
          </table:table-cell>
          <table:table-cell table:style-name="ce117" office:value-type="string" calcext:value-type="string">
            <text:p>type</text:p>
          </table:table-cell>
          <table:table-cell table:style-name="ce117" office:value-type="string" calcext:value-type="string">
            <text:p>units</text:p>
          </table:table-cell>
          <table:table-cell table:style-name="ce117" office:value-type="string" calcext:value-type="string">
            <text:p>getter</text:p>
          </table:table-cell>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cell table:number-columns-repeated="6" table:style-name="ce98" office:value-type="string" calcext:value-type="string">
            <text:p>String</text:p>
          </table:table-cell>
        </table:table-row>
        <table:table-row table:style-name="ro2">
          <table:table-cell table:style-name="ce115" office:value-type="string" calcext:value-type="string">
            <text:p>COUNT</text:p>
          </table:table-cell>
          <table:table-cell table:style-name="ce103" office:value-type="string" calcext:value-type="string">
            <text:p>population size</text:p>
          </table:table-cell>
          <table:table-cell table:style-name="ce103"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115" office:value-type="string" calcext:value-type="string">
            <text:p>TCOUNT</text:p>
          </table:table-cell>
          <table:table-cell table:style-name="ce103"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9" table:default-cell-style-name="ce97"/>
        <table:table-column table:style-name="co30" table:default-cell-style-name="ce97"/>
        <table:table-column table:style-name="co6" table:default-cell-style-name="ce97"/>
        <table:table-column table:style-name="co7" table:default-cell-style-name="ce97"/>
        <table:table-column table:style-name="co31" table:default-cell-style-name="ce102"/>
        <table:table-column table:style-name="co32" table:default-cell-style-name="ce102"/>
        <table:table-column table:style-name="co33" table:default-cell-style-name="ce102"/>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13">
          <table:table-cell table:style-name="ce100" office:value-type="string" calcext:value-type="string">
            <text:p>type</text:p>
          </table:table-cell>
          <table:table-cell table:style-name="ce100" office:value-type="string" calcext:value-type="string">
            <text:p>TwFunctionTypes</text:p>
          </table:table-cell>
          <table:table-cell table:number-columns-repeated="2" table:style-name="ce100" office:value-type="string" calcext:value-type="string">
            <text:p>no</text:p>
          </table:table-cell>
          <table:table-cell table:style-name="ce103" office:value-type="string" calcext:value-type="string">
            <text:p>This property specifies which kind of biological function will be implemented within the linked `Process` obect.</text:p>
          </table:table-cell>
          <table:table-cell table:style-name="ce127"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ChangeOtherCategoryDecision:</text:p>
            <text:p>        case DeleteOtherDecision:</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case DeleteDecision:</text:p>
            <text:p>        case CreateOtherDecision:</text:p>
            <text:p>        case ChangeOtherCategoryDecision:</text:p>
            <text:p>        case Dele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ChangeOtherCategoryDecision:</text:p>
            <text:p>        case DeleteOtherDecision:</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127"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table:table-column table:style-name="co34" table:default-cell-style-name="ce129"/>
        <table:table-column table:style-name="co35" table:default-cell-style-name="ce132"/>
        <table:table-column table:style-name="co36" table:default-cell-style-name="ce136"/>
        <table:table-column table:style-name="co37" table:default-cell-style-name="ce136"/>
        <table:table-column table:style-name="co38" table:default-cell-style-name="ce132"/>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method</text:p>
          </table:table-cell>
          <table:table-cell table:style-name="ce117" office:value-type="string" calcext:value-type="string">
            <text:p>returnType</text:p>
          </table:table-cell>
          <table:table-cell table:style-name="ce117" office:value-type="string" calcext:value-type="string">
            <text:p>returnJavaDoc</text:p>
          </table:table-cell>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cell table:number-columns-repeated="3" table:style-name="ce98" office:value-type="string" calcext:value-type="string">
            <text:p>String</text:p>
          </table:table-cell>
        </table:table-row>
        <table:table-row table:style-name="ro2">
          <table:table-cell table:style-name="ce128" office:value-type="string" calcext:value-type="string">
            <text:p>ChangeState</text:p>
          </table:table-cell>
          <table:table-cell table:style-name="ce131" office:value-type="string" calcext:value-type="string">
            <text:p>change the state,<text:span text:style-name="T89"> </text:span><text:span text:style-name="T90">ie</text:span><text:span text:style-name="T91">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7"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137" office:value-type="string" calcext:value-type="string">
            <text:p>changeCategory</text:p>
          </table:table-cell>
          <table:table-cell office:value-type="string" calcext:value-type="string">
            <text:p>String</text:p>
          </table:table-cell>
          <table:table-cell office:value-type="string" calcext:value-type="string">
            <text:p>the new category of the recruited <text:s/>&lt;em&gt;other&lt;/em&gt; system component (&lt;em&gt;focal&lt;/em&gt; is not affected by this method).</text:p>
          </table:table-cell>
        </table:table-row>
        <table:table-row table:style-name="ro11">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text:s/>&lt;em&gt;other&lt;/em&gt; system component is to be deleted <text:s/>(&lt;em&gt;focal&lt;/em&gt; is not affected by this method).</text:p>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1">
          <table:table-cell office:value-type="string" calcext:value-type="string">
            <text:p>ChangeRelationState</text:p>
          </table:table-cell>
          <table:table-cell office:value-type="string" calcext:value-type="string">
            <text:p>change the state of a relation, i.e. possibly both the state of <text:span text:style-name="T45">focal</text:span> and <text:span text:style-name="T45">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30"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30"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97"/>
        <table:table-column table:style-name="co39" table:default-cell-style-name="ce97"/>
        <table:table-column table:style-name="co6" table:default-cell-style-name="ce97"/>
        <table:table-column table:style-name="co7" table:default-cell-style-name="ce97"/>
        <table:table-column table:style-name="co40" table:default-cell-style-name="ce103"/>
        <table:table-column table:style-name="co3" table:number-columns-repeated="2" table:default-cell-style-name="ce104"/>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02" office:value-type="string" calcext:value-type="string">
            <text:p>description</text:p>
          </table:table-cell>
          <table:table-cell table:style-name="ce102" office:value-type="string" calcext:value-type="string">
            <text:p>extra.code</text:p>
          </table:table-cell>
          <table:table-cell table:style-name="ce102"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10">
          <table:table-cell table:style-name="ce122" office:value-type="string" calcext:value-type="string">
            <text:p>file</text:p>
          </table:table-cell>
          <table:table-cell table:style-name="ce122" office:value-type="string" calcext:value-type="string">
            <text:p>fr.ens.biologie.threeWorlds.ui.modelMakerfx.model.propertyEditor.fileType.FileType</text:p>
          </table:table-cell>
          <table:table-cell table:number-columns-repeated="2" table:style-name="ce122"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100" office:value-type="string" calcext:value-type="string">
            <text:p>insertion</text:p>
          </table:table-cell>
          <table:table-cell table:style-name="ce100" office:value-type="string" calcext:value-type="string">
            <text:p>SnippetLocation</text:p>
          </table:table-cell>
          <table:table-cell table:number-columns-repeated="2" table:style-name="ce100"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104"/>
        <table:table-column table:style-name="co42" table:default-cell-style-name="ce104"/>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9" table:default-cell-style-name="ce97"/>
        <table:table-column table:style-name="co27" table:default-cell-style-name="ce97"/>
        <table:table-column table:style-name="co6" table:default-cell-style-name="ce97"/>
        <table:table-column table:style-name="co7" table:default-cell-style-name="ce97"/>
        <table:table-column table:style-name="co43" table:default-cell-style-name="ce102"/>
        <table:table-column table:style-name="co3" table:default-cell-style-name="ce102"/>
        <table:table-column table:style-name="co10" table:default-cell-style-name="ce102"/>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10">
          <table:table-cell table:style-name="ce122" office:value-type="string" calcext:value-type="string">
            <text:p>lifespan</text:p>
          </table:table-cell>
          <table:table-cell table:style-name="ce122" office:value-type="string" calcext:value-type="string">
            <text:p>LifespanType</text:p>
          </table:table-cell>
          <table:table-cell table:number-columns-repeated="2" table:style-name="ce122" office:value-type="string" calcext:value-type="string">
            <text:p>no</text:p>
          </table:table-cell>
          <table:table-cell table:style-name="ce103" office:value-type="string" calcext:value-type="string">
            <text:p>This property specifies if this type of system component will stay forever, or may get created and deleted during a simulation</text:p>
          </table:table-cell>
          <table:table-cell table:style-name="ce104" table:number-columns-repeated="2"/>
        </table:table-row>
      </table:table>
      <table:table table:name="system.LifespanType" table:style-name="ta1">
        <table:table-column table:style-name="co3" table:default-cell-style-name="ce138"/>
        <table:table-column table:style-name="co44" table:default-cell-style-name="ce103"/>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9" table:default-cell-style-name="ce97"/>
        <table:table-column table:style-name="co45" table:default-cell-style-name="ce97"/>
        <table:table-column table:style-name="co6" table:default-cell-style-name="ce97"/>
        <table:table-column table:style-name="co7" table:default-cell-style-name="ce97"/>
        <table:table-column table:style-name="co44" table:default-cell-style-name="ce102"/>
        <table:table-column table:style-name="co3" table:number-columns-repeated="2" table:default-cell-style-name="ce102"/>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9">
          <table:table-cell table:style-name="ce122" office:value-type="string" calcext:value-type="string">
            <text:p>lifespan</text:p>
          </table:table-cell>
          <table:table-cell table:style-name="ce122" office:value-type="string" calcext:value-type="string">
            <text:p>fr.ens.biologie.threeWorlds.resources.core.constants.LifespanType</text:p>
          </table:table-cell>
          <table:table-cell table:number-columns-repeated="2" table:style-name="ce122" office:value-type="string" calcext:value-type="string">
            <text:p>no</text:p>
          </table:table-cell>
          <table:table-cell table:style-name="ce103" office:value-type="string" calcext:value-type="string">
            <text:p>This property specifies if this type of relation will stay forever, or may get created and deleted during a simulation. Cf the <text:s/>property definition in `SystemComponent`</text:p>
          </table:table-cell>
          <table:table-cell table:style-name="ce104" table:number-columns-repeated="2"/>
        </table:table-row>
      </table:table>
      <table:table table:name="timeLine" table:style-name="ta1">
        <table:table-column table:style-name="co46" table:default-cell-style-name="ce122"/>
        <table:table-column table:style-name="co47" table:default-cell-style-name="ce122"/>
        <table:table-column table:style-name="co6" table:default-cell-style-name="ce122"/>
        <table:table-column table:style-name="co7" table:default-cell-style-name="ce122"/>
        <table:table-column table:style-name="co48" table:default-cell-style-name="ce103"/>
        <table:table-column table:style-name="co49" table:default-cell-style-name="ce139"/>
        <table:table-column table:style-name="co50" table:default-cell-style-name="ce104"/>
        <table:table-row table:style-name="ro2">
          <table:table-cell table:style-name="ce97" office:value-type="string" calcext:value-type="string">
            <text:p>property</text:p>
          </table:table-cell>
          <table:table-cell table:style-name="ce97"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7" office:value-type="string" calcext:value-type="string">
            <text:p>list</text:p>
          </table:table-cell>
          <table:table-cell table:style-name="ce97" office:value-type="string" calcext:value-type="string">
            <text:p>optional</text:p>
          </table:table-cell>
          <table:table-cell table:style-name="ce102" office:value-type="string" calcext:value-type="string">
            <text:p>description</text:p>
          </table:table-cell>
          <table:table-cell table:style-name="ce102" office:value-type="string" calcext:value-type="string">
            <text:p>extra.code</text:p>
          </table:table-cell>
          <table:table-cell table:style-name="ce102"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2">    </text:span><text:span text:style-name="T93">public boolean calendarCompatible() {</text:span></text:p>
            <text:p><text:span text:style-name="T94">        </text:span><text:span text:style-name="T95">return (inflationFactor==1.0);</text:span></text:p>
            <text:p><text:span text:style-name="T94">    </text:span><text:span text:style-name="T95">}</text:span></text:p>
            <text:p><text:span text:style-name="T96">    </text:span></text:p>
            <text:p><text:span text:style-name="T94">    </text:span><text:span text:style-name="T95">public static SortedSet&lt;TimeUnits&gt; validTimeUnits(TimeScaleType scale) {</text:span></text:p>
            <text:p><text:span text:style-name="T94">        </text:span><text:span text:style-name="T95">SortedSet&lt;TimeUnits&gt; result = new TreeSet&lt;TimeUnits&gt;();</text:span></text:p>
            <text:p><text:span text:style-name="T94">        </text:span><text:span text:style-name="T95">if (scale.equals(ARBITRARY))</text:span></text:p>
            <text:p><text:span text:style-name="T94">            </text:span><text:span text:style-name="T95">result.add(TimeUnits.UNSPECIFIED);</text:span></text:p>
            <text:p><text:span text:style-name="T94">        </text:span><text:span text:style-name="T95">else {</text:span></text:p>
            <text:p><text:span text:style-name="T94">            </text:span><text:span text:style-name="T95">for (TimeUnits tu:TimeUnits.values())</text:span></text:p>
            <text:p><text:span text:style-name="T94">                </text:span><text:span text:style-name="T95">if (tu.compareTo(scale.longestUnit)&lt;=0)</text:span></text:p>
            <text:p><text:span text:style-name="T94">                    </text:span><text:span text:style-name="T95">if (tu.compareTo(scale.shortestUnit)&gt;=0)</text:span></text:p>
            <text:p><text:span text:style-name="T94">                        </text:span><text:span text:style-name="T95">switch(tu) {</text:span></text:p>
            <text:p><text:span text:style-name="T94">                        </text:span><text:span text:style-name="T95">case MILLENNIUM:</text:span></text:p>
            <text:p><text:span text:style-name="T94">                        </text:span><text:span text:style-name="T95">case CENTURY:</text:span></text:p>
            <text:p><text:span text:style-name="T94">                        </text:span><text:span text:style-name="T95">case DECADE:</text:span></text:p>
            <text:p><text:span text:style-name="T94">                        </text:span><text:span text:style-name="T95">case DAY:</text:span></text:p>
            <text:p><text:span text:style-name="T94">                        </text:span><text:span text:style-name="T95">case HOUR:</text:span></text:p>
            <text:p><text:span text:style-name="T94">                        </text:span><text:span text:style-name="T95">case MINUTE:</text:span></text:p>
            <text:p><text:span text:style-name="T94">                        </text:span><text:span text:style-name="T95">case SECOND:</text:span></text:p>
            <text:p><text:span text:style-name="T94">                        </text:span><text:span text:style-name="T95">case MILLISECOND:</text:span></text:p>
            <text:p><text:span text:style-name="T94">                        </text:span><text:span text:style-name="T95">case MICROSECOND:</text:span></text:p>
            <text:p><text:span text:style-name="T94">                            </text:span><text:span text:style-name="T95">result.add(tu);</text:span></text:p>
            <text:p><text:span text:style-name="T94">                            </text:span><text:span text:style-name="T95">break;</text:span></text:p>
            <text:p><text:span text:style-name="T94">                        </text:span><text:span text:style-name="T95">default:;</text:span></text:p>
            <text:p><text:span text:style-name="T94">                        </text:span><text:span text:style-name="T95">}</text:span></text:p>
            <text:p><text:span text:style-name="T94">            </text:span><text:span text:style-name="T95">TimeUnits u = scale.year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month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weekUnit();</text:span></text:p>
            <text:p><text:span text:style-name="T94">            </text:span><text:span text:style-name="T95">if (u!=null)</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text:span></text:p>
            <text:p><text:span text:style-name="T94">        </text:span><text:span text:style-name="T95">return result;</text:span></text:p>
            <text:p><text:span text:style-name="T94">    </text:span><text:span text:style-name="T95">}</text:span></text:p>
          </table:table-cell>
          <table:table-cell table:style-name="ce103"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2">    </text:span><text:span text:style-name="T93">/**</text:span></text:p>
            <text:p><text:span text:style-name="T94">     </text:span><text:span text:style-name="T95">* Various year duration in days according to  https://en.wikipedia.org/wiki/Year#Astronomical_years</text:span></text:p>
            <text:p><text:span text:style-name="T94">     </text:span><text:span text:style-name="T95">* Use these to setup a reference year duration when needed to convert between true years and</text:span></text:p>
            <text:p><text:span text:style-name="T94">     </text:span><text:span text:style-name="T95">* approximate years. Cf wikipedia for the exact meanings of these definitions.</text:span></text:p>
            <text:p><text:span text:style-name="T94">     </text:span><text:span text:style-name="T95">* All assume a 86400 seconds day.</text:span></text:p>
            <text:p><text:span text:style-name="T94">     </text:span><text:span text:style-name="T95">*/</text:span></text:p>
            <text:p><text:span text:style-name="T94">    </text:span><text:span text:style-name="T95">private static double JULIAN_YEAR = 365.25;</text:span></text:p>
            <text:p><text:span text:style-name="T94">    </text:span><text:span text:style-name="T95">private static double GREGORIAN_YEAR = 365.2425;</text:span></text:p>
            <text:p><text:span text:style-name="T94">    </text:span><text:span text:style-name="T95">private static double SIDEREAL_YEAR = 365.256363051;</text:span></text:p>
            <text:p><text:span text:style-name="T94">    </text:span><text:span text:style-name="T95">private static double TROPICAL_YEAR = 365.2421898;</text:span></text:p>
            <text:p><text:span text:style-name="T94">    </text:span><text:span text:style-name="T95">private static double ANOMALISTIC_YEAR = 365.259635864;</text:span></text:p>
            <text:p><text:span text:style-name="T94">    </text:span><text:span text:style-name="T95">private static double GAUSSIAN_YEAR = 365.2568983;</text:span></text:p>
            <text:p><text:span text:style-name="T94">    </text:span><text:span text:style-name="T95">// select one value among the previous ones as the reference year</text:span></text:p>
            <text:p><text:span text:style-name="T94">    </text:span><text:span text:style-name="T95">public static double REFERENCE_YEAR = JULIAN_YEAR;</text:span></text:p>
            <text:p><text:span text:style-name="T94">    </text:span><text:span text:style-name="T95">// well I think I would like a galactic year actually</text:span></text:p>
          </table:table-cell>
          <table:table-cell table:style-name="ce138"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22"/>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22"/>
          <table:table-cell/>
        </table:table-row>
      </table:table>
      <table:table table:name="timeLine.TimeScaleType" table:style-name="ta1">
        <table:table-column table:style-name="co51" table:default-cell-style-name="ce104"/>
        <table:table-column table:style-name="co52" table:default-cell-style-name="ce104"/>
        <table:table-column table:style-name="co53" table:default-cell-style-name="ce104"/>
        <table:table-column table:style-name="co22" table:default-cell-style-name="ce125"/>
        <table:table-column table:style-name="co54" table:default-cell-style-name="ce125"/>
        <table:table-column table:style-name="co55" table:default-cell-style-name="ce125"/>
        <table:table-column table:style-name="co56" table:default-cell-style-name="ce125"/>
        <table:table-column table:style-name="co57" table:default-cell-style-name="ce125"/>
        <table:table-column table:style-name="co58"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longName</text:p>
          </table:table-cell>
          <table:table-cell table:style-name="ce117" office:value-type="string" calcext:value-type="string">
            <text:p>yearUnit</text:p>
          </table:table-cell>
          <table:table-cell table:style-name="ce117" office:value-type="string" calcext:value-type="string">
            <text:p>monthUnit</text:p>
          </table:table-cell>
          <table:table-cell table:style-name="ce117" office:value-type="string" calcext:value-type="string">
            <text:p>weekUnit</text:p>
          </table:table-cell>
          <table:table-cell table:style-name="ce117" office:value-type="string" calcext:value-type="string">
            <text:p>shortestUnit</text:p>
          </table:table-cell>
          <table:table-cell table:style-name="ce117" office:value-type="string" calcext:value-type="string">
            <text:p>longestUnit</text:p>
          </table:table-cell>
          <table:table-cell table:style-name="ce117" office:value-type="string" calcext:value-type="string">
            <text:p>inflationFactor</text:p>
          </table:table-cell>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cell table:style-name="ce98" office:value-type="string" calcext:value-type="string">
            <text:p>String</text:p>
          </table:table-cell>
          <table:table-cell table:number-columns-repeated="5" table:style-name="ce98" office:value-type="string" calcext:value-type="string">
            <text:p>TimeUnits</text:p>
          </table:table-cell>
          <table:table-cell table:style-name="ce98"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38" office:value-type="string" calcext:value-type="string">
            <text:p>GREGORIAN</text:p>
          </table:table-cell>
          <table:table-cell table:style-name="ce103"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104"/>
        <table:table-column table:style-name="co59" table:default-cell-style-name="ce104"/>
        <table:table-column table:style-name="co3"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abbreviation</text:p>
          </table:table-cell>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cell table:style-name="ce98"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60" table:default-cell-style-name="ce138"/>
        <table:table-column table:style-name="co24" table:default-cell-style-name="ce122"/>
        <table:table-column table:style-name="co6" table:default-cell-style-name="ce122"/>
        <table:table-column table:style-name="co7" table:default-cell-style-name="ce122"/>
        <table:table-column table:style-name="co61" table:default-cell-style-name="ce103"/>
        <table:table-column table:style-name="co3" table:default-cell-style-name="ce138"/>
        <table:table-column table:style-name="co10" table:default-cell-style-name="ce138"/>
        <table:table-row table:style-name="ro2">
          <table:table-cell table:style-name="ce97" office:value-type="string" calcext:value-type="string">
            <text:p>property</text:p>
          </table:table-cell>
          <table:table-cell table:style-name="ce97"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7" office:value-type="string" calcext:value-type="string">
            <text:p>list</text:p>
          </table:table-cell>
          <table:table-cell table:style-name="ce97" office:value-type="string" calcext:value-type="string">
            <text:p>optional</text:p>
          </table:table-cell>
          <table:table-cell table:style-name="ce102" office:value-type="string" calcext:value-type="string">
            <text:p>description</text:p>
          </table:table-cell>
          <table:table-cell table:style-name="ce102" office:value-type="string" calcext:value-type="string">
            <text:p>extra.code</text:p>
          </table:table-cell>
          <table:table-cell table:style-name="ce102"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9" table:default-cell-style-name="ce122"/>
        <table:table-column table:style-name="co62" table:default-cell-style-name="ce97"/>
        <table:table-column table:style-name="co6" table:default-cell-style-name="ce122"/>
        <table:table-column table:style-name="co7" table:default-cell-style-name="ce122"/>
        <table:table-column table:style-name="co63" table:default-cell-style-name="ce103"/>
        <table:table-column table:style-name="co22" table:default-cell-style-name="ce138"/>
        <table:table-column table:style-name="co10" table:default-cell-style-name="ce138"/>
        <table:table-row table:style-name="ro2">
          <table:table-cell table:style-name="ce97"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7" office:value-type="string" calcext:value-type="string">
            <text:p>list</text:p>
          </table:table-cell>
          <table:table-cell table:style-name="ce97" office:value-type="string" calcext:value-type="string">
            <text:p>optional</text:p>
          </table:table-cell>
          <table:table-cell table:style-name="ce102" office:value-type="string" calcext:value-type="string">
            <text:p>description</text:p>
          </table:table-cell>
          <table:table-cell table:style-name="ce102" office:value-type="string" calcext:value-type="string">
            <text:p>extra.code</text:p>
          </table:table-cell>
          <table:table-cell table:style-name="ce102"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18">
          <table:table-cell office:value-type="string" calcext:value-type="string">
            <text:p>type</text:p>
          </table:table-cell>
          <table:table-cell table:style-name="ce122"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103"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104"/>
        <table:table-column table:style-name="co64" table:default-cell-style-name="ce104"/>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6" office:value-type="string" calcext:value-type="string">
            <text:p>String</text:p>
          </table:table-cell>
          <table:table-cell table:style-name="ce110"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30" table:default-cell-style-name="ce97"/>
        <table:table-column table:style-name="co65" table:default-cell-style-name="ce97"/>
        <table:table-column table:style-name="co3" table:number-columns-repeated="2" table:default-cell-style-name="ce97"/>
        <table:table-column table:style-name="co66" table:default-cell-style-name="ce102"/>
        <table:table-column table:style-name="co22" table:default-cell-style-name="ce102"/>
        <table:table-column table:style-name="co10" table:default-cell-style-name="ce102"/>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2">
          <table:table-cell table:style-name="ce104" office:value-type="string" calcext:value-type="string">
            <text:p>dataElementType</text:p>
          </table:table-cell>
          <table:table-cell table:style-name="ce125" office:value-type="string" calcext:value-type="string">
            <text:p>DataElementType</text:p>
          </table:table-cell>
          <table:table-cell table:number-columns-repeated="2" table:style-name="ce125" office:value-type="string" calcext:value-type="string">
            <text:p>no</text:p>
          </table:table-cell>
          <table:table-cell table:style-name="ce104" office:value-type="string" calcext:value-type="string">
            <text:p>The data type of the elements of the table</text:p>
          </table:table-cell>
          <table:table-cell table:style-name="ce104" table:number-columns-repeated="2"/>
        </table:table-row>
      </table:table>
      <table:table table:name="table.DataElementType" table:style-name="ta1">
        <table:table-column table:style-name="co3" table:default-cell-style-name="ce125"/>
        <table:table-column table:style-name="co67" table:default-cell-style-name="ce104"/>
        <table:table-column table:style-name="co65" table:default-cell-style-name="ce104"/>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className</text:p>
          </table:table-cell>
        </table:table-row>
        <table:table-row table:style-name="ro2">
          <table:table-cell table:style-name="ce142" office:value-type="string" calcext:value-type="string">
            <text:p>String</text:p>
          </table:table-cell>
          <table:table-cell table:style-name="ce113" office:value-type="string" calcext:value-type="string">
            <text:p>String</text:p>
          </table:table-cell>
          <table:table-cell table:style-name="ce121"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office:forms form:automatic-focus="false" form:apply-design-mode="false"/>
        <table:table-column table:style-name="co78" table:default-cell-style-name="ce97"/>
        <table:table-column table:style-name="co81" table:default-cell-style-name="ce97"/>
        <table:table-column table:style-name="co6" table:default-cell-style-name="ce97"/>
        <table:table-column table:style-name="co3" table:default-cell-style-name="ce97"/>
        <table:table-column table:style-name="co66" table:default-cell-style-name="ce102"/>
        <table:table-column table:style-name="co82" table:default-cell-style-name="ce102"/>
        <table:table-column table:style-name="co10" table:default-cell-style-name="ce102"/>
        <table:table-row table:style-name="ro2">
          <table:table-cell office:value-type="string" calcext:value-type="string">
            <text:p>property</text:p>
          </table:table-cell>
          <table:table-cell office:value-type="string" calcext:value-type="string">
            <office:annotation draw:style-name="gr1" draw:text-style-name="P2" svg:width="28.99mm" svg:height="33.61mm" svg:x="74.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8" office:value-type="string" calcext:value-type="string">
            <text:p>String</text:p>
          </table:table-cell>
        </table:table-row>
        <table:table-row table:style-name="ro2">
          <table:table-cell table:style-name="ce104" office:value-type="string" calcext:value-type="string">
            <text:p>spaceType</text:p>
          </table:table-cell>
          <table:table-cell table:style-name="ce125" office:value-type="string" calcext:value-type="string">
            <text:p>SpaceType</text:p>
          </table:table-cell>
          <table:table-cell table:number-columns-repeated="2" table:style-name="ce125" office:value-type="string" calcext:value-type="string">
            <text:p>no</text:p>
          </table:table-cell>
          <table:table-cell table:style-name="ce104" office:value-type="string" calcext:value-type="string">
            <text:p>The type of spatial representation</text:p>
          </table:table-cell>
          <table:table-cell table:style-name="ce104" table:number-columns-repeated="2"/>
        </table:table-row>
        <table:table-row table:style-name="ro2">
          <table:table-cell table:style-name="ce143" office:value-type="string" calcext:value-type="string">
            <text:p>borderType</text:p>
          </table:table-cell>
          <table:table-cell table:style-name="ce145" office:value-type="string" calcext:value-type="string">
            <text:p>BorderType</text:p>
          </table:table-cell>
          <table:table-cell table:style-name="ce145" office:value-type="string" calcext:value-type="string">
            <text:p>no</text:p>
          </table:table-cell>
          <table:table-cell table:style-name="ce145" office:value-type="string" calcext:value-type="string">
            <text:p>yes</text:p>
          </table:table-cell>
          <table:table-cell table:style-name="ce143" office:value-type="string" calcext:value-type="string">
            <text:p>The space border behaviour</text:p>
          </table:table-cell>
          <table:table-cell table:style-name="ce143" table:number-columns-repeated="2"/>
        </table:table-row>
        <table:table-row table:style-name="ro19">
          <table:table-cell table:style-name="ce149" office:value-type="string" calcext:value-type="string">
            <text:p>edgeEffectCorrection</text:p>
          </table:table-cell>
          <table:table-cell table:style-name="ce107" office:value-type="string" calcext:value-type="string">
            <text:p>EdgeEffectCorrection</text:p>
          </table:table-cell>
          <table:table-cell table:number-columns-repeated="2" table:style-name="ce107" office:value-type="string" calcext:value-type="string">
            <text:p>no</text:p>
          </table:table-cell>
          <table:table-cell table:style-name="ce149" office:value-type="string" calcext:value-type="string">
            <text:p>The most common edge effect corrections</text:p>
          </table:table-cell>
          <table:table-cell table:style-name="ce149" office:value-type="string" calcext:value-type="string">
            <text:p>    public BorderType[][] borderTypes(int ndim) {</text:p>
            <text:p>        BorderType[][] result = new BorderType[2][ndim];</text:p>
            <text:p>        switch(this) {</text:p>
            <text:p>            case bounded:</text:p>
            <text:p>                Arrays.fill(result,BorderType.sticky);</text:p>
            <text:p>                break;</text:p>
            <text:p>            case custom:</text:p>
            <text:p>                result = null;</text:p>
            <text:p>                break;</text:p>
            <text:p>            case island:</text:p>
            <text:p>                Arrays.fill(result,BorderType.oblivion);</text:p>
            <text:p>                break;</text:p>
            <text:p>            case periodic:</text:p>
            <text:p>                Arrays.fill(result,BorderType.wrap);</text:p>
            <text:p>                break;</text:p>
            <text:p>            case reflective:</text:p>
            <text:p>                Arrays.fill(result,BorderType.reflection);</text:p>
            <text:p>                break;</text:p>
            <text:p>            case tubular:</text:p>
            <text:p>                Arrays.fill(result,BorderType.sticky);</text:p>
            <text:p>                result[0][0] = BorderType.wrap;</text:p>
            <text:p>                result[1][0] = BorderType.wrap;</text:p>
            <text:p>                break;</text:p>
            <text:p>            case unbounded:</text:p>
            <text:p>                Arrays.fill(result,BorderType.infinite);</text:p>
            <text:p>                break;</text:p>
            <text:p>            default:</text:p>
            <text:p>                result = null;</text:p>
            <text:p>                break;</text:p>
            <text:p>        }</text:p>
            <text:p>        return result;</text:p>
            <text:p>    }</text:p>
            <text:p/>
          </table:table-cell>
          <table:table-cell table:style-name="ce149"/>
        </table:table-row>
      </table:table>
      <table:table table:name="space.EdgeEffectCorrection" table:style-name="ta1">
        <office:forms form:automatic-focus="false" form:apply-design-mode="false"/>
        <table:table-column table:style-name="co3" table:default-cell-style-name="ce143"/>
        <table:table-column table:style-name="co70" table:default-cell-style-name="ce143"/>
        <table:table-column table:style-name="co3" table:default-cell-style-name="ce143"/>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2" office:value-type="string" calcext:value-type="string">
            <text:p>dependency</text:p>
          </table:table-cell>
        </table:table-row>
        <table:table-row table:style-name="ro2">
          <table:table-cell table:style-name="ce142" office:value-type="string" calcext:value-type="string">
            <text:p>String</text:p>
          </table:table-cell>
          <table:table-cell table:number-columns-repeated="2" table:style-name="ce113"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office:forms form:automatic-focus="false" form:apply-design-mode="false"/>
        <table:table-column table:style-name="co73" table:default-cell-style-name="ce125"/>
        <table:table-column table:style-name="co74" table:default-cell-style-name="ce104"/>
        <table:table-column table:style-name="co75" table:default-cell-style-name="ce104"/>
        <table:table-column table:style-name="co3" table:default-cell-style-name="ce14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className</text:p>
          </table:table-cell>
          <table:table-cell table:style-name="ce117" office:value-type="string" calcext:value-type="string">
            <text:p>dimensions</text:p>
          </table:table-cell>
        </table:table-row>
        <table:table-row table:style-name="ro2">
          <table:table-cell table:style-name="ce142" office:value-type="string" calcext:value-type="string">
            <text:p>String</text:p>
          </table:table-cell>
          <table:table-cell table:style-name="ce113" office:value-type="string" calcext:value-type="string">
            <text:p>String</text:p>
          </table:table-cell>
          <table:table-cell table:style-name="ce121" office:value-type="string" calcext:value-type="string">
            <text:p>String</text:p>
          </table:table-cell>
          <table:table-cell table:style-name="ce113"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79" table:default-cell-style-name="ce143"/>
        <table:table-column table:style-name="co80" table:default-cell-style-name="ce143"/>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42" office:value-type="string" calcext:value-type="string">
            <text:p>String</text:p>
          </table:table-cell>
          <table:table-cell table:style-name="ce113"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3">00/00/0000</text:date>, <text:time style:data-style-name="N2" text:time-value="16:11:36.8424462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9-03T16:12:05.186187853</dc:date>
    <meta:editing-duration>P1DT3H32M14S</meta:editing-duration>
    <meta:editing-cycles>164</meta:editing-cycles>
    <meta:generator>LibreOffice/6.0.7.3$Linux_X86_64 LibreOffice_project/00m0$Build-3</meta:generator>
    <dc:creator>Jacques Gignoux</dc:creator>
    <meta:document-statistic meta:table-count="26" meta:cell-count="797" meta:object-count="0"/>
  </office:meta>
</office:document-meta>
</file>